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uladha Jejeg" svg:font-family="'Tuladha Jeje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a941" officeooo:paragraph-rsid="0010a941"/>
    </style:style>
    <style:style style:name="P2" style:family="paragraph" style:parent-style-name="Standard">
      <style:text-properties style:font-name="Tuladha Jejeg" officeooo:rsid="0010a941" officeooo:paragraph-rsid="0010a941" style:font-name-complex="Tuladha Jejeg"/>
    </style:style>
    <style:style style:name="P3" style:family="paragraph" style:parent-style-name="Standard">
      <style:text-properties officeooo:paragraph-rsid="0010a941"/>
    </style:style>
    <style:style style:name="P4" style:family="paragraph" style:parent-style-name="Standard">
      <style:text-properties officeooo:rsid="00118476" officeooo:paragraph-rsid="00118476"/>
    </style:style>
    <style:style style:name="P5" style:family="paragraph" style:parent-style-name="Text_20_body" style:list-style-name="L1">
      <style:text-properties officeooo:rsid="0012c19b" officeooo:paragraph-rsid="0012c19b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18476"/>
    </style:style>
    <style:style style:name="T2" style:family="text">
      <style:text-properties officeooo:rsid="0012c19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nulis Aksara Jawa di LibreOffice <text:span text:style-name="T1">pada Komputer Windows</text:span></text:h>
      <text:p text:style-name="P1"/>
      <text:p text:style-name="P1">LibreOffice termasuk aplikasi yang <text:span text:style-name="T1">dapat digunakan untuk menulis aksara Jawa walaupun terpasang pada sistem operasi Widows.</text:span></text:p>
      <text:p text:style-name="P1"/>
      <text:p text:style-name="P4"><text:span text:style-name="T1">U</text:span>ntuk dapat menulis aksara Jawa kita membutuhkan font Tuladha Jejeg karya R.S. Wihananto dan program Unicode Jawa (Javanesekeyb.exe). Keduanya beserta panduan dapat diunduh di laman <text:a xlink:type="simple" xlink:href="https://aksaradinusantara.com/fonta/font/Tuladha%20Jejeg?key=ab878ae515af03891aab333a2ab488be">aksaradinusantara.com</text:a> </text:p>
      <text:p text:style-name="P1"><text:span text:style-name="T1"/></text:p>
      <text:p text:style-name="P3"><text:span text:style-name="T2">Cara menulis aksara Jawa di LibreOffice pada komputer Windows;</text:span></text:p>
      <text:list xml:id="list4563788116850593766" text:style-name="L1">
        <text:list-item>
          <text:p text:style-name="P6"><text:span text:style-name="T2">unduh</text:span> paket font Tuladha Jejeg sangking <text:a xlink:type="simple" xlink:href="https://aksaradinusantara.com/fonta/font/Tuladha%20Jejeg?key=ab878ae515af03891aab333a2ab488be">aksaradinusantara.com</text:a></text:p>
        </text:list-item>
        <text:list-item>
          <text:p text:style-name="P6">Ekstrak</text:p>
        </text:list-item>
        <text:list-item>
          <text:p text:style-name="P6">Pasang font <text:span text:style-name="Strong_20_Emphasis">TuladhaJejeg_gr.TTF</text:span></text:p>
        </text:list-item>
        <text:list-item>
          <text:p text:style-name="P6">Pasang <text:span text:style-name="Strong_20_Emphasis">JavaneseKeyb.exe</text:span></text:p>
        </text:list-item>
        <text:list-item>
          <text:p text:style-name="P6">klik gambar <text:span text:style-name="Strong_20_Emphasis">keyboard</text:span> <text:span text:style-name="T2">pada taskbar (bagian kanan)</text:span></text:p>
        </text:list-item>
        <text:list-item>
          <text:p text:style-name="P6">pilih <text:span text:style-name="Strong_20_Emphasis">Javanese Unicode</text:span></text:p>
        </text:list-item>
        <text:list-item>
          <text:p text:style-name="P6">buka <text:span text:style-name="Strong_20_Emphasis">LibreOffice</text:span></text:p>
        </text:list-item>
        <text:list-item>
          <text:p text:style-name="P6">pilih font Tuladha Jejeg</text:p>
        </text:list-item>
        <text:list-item>
          <text:p text:style-name="P5">untuk menulis aksara jawa secara benar dapat mengikuti panduan yang sudah terunduh bersama font Tuladha Jejeg.</text:p>
        </text:list-item>
      </text:list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Tuladha Jejeg" svg:font-family="'Tuladha Jeje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4:02:28.647000000</meta:creation-date>
    <dc:date>2019-11-08T14:58:30.521000000</dc:date>
    <meta:editing-duration>PT25M29S</meta:editing-duration>
    <meta:editing-cycles>3</meta:editing-cycles>
    <meta:generator>LibreOffice/4.1.2.2$Windows_x86 LibreOffice_project/281b75f427729060b6446ddb3777b32f957a8fb</meta:generator>
    <meta:document-statistic meta:table-count="0" meta:image-count="0" meta:object-count="0" meta:page-count="1" meta:paragraph-count="13" meta:word-count="113" meta:character-count="805" meta:non-whitespace-character-count="713"/>
  </office:meta>
</office:document-meta>
</file>